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6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left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6" table:default-cell-style-name="Default"/>
        <table:table-row table:style-name="ro1">
          <table:table-cell table:number-columns-repeated="27"/>
        </table:table-row>
        <table:table-row table:style-name="ro2">
          <table:table-cell table:number-columns-repeated="2"/>
          <table:table-cell table:style-name="ce1" office:value-type="float" office:value="1000000">
            <text:p>1000000</text:p>
          </table:table-cell>
          <table:table-cell table:style-name="ce2" office:value-type="string">
            <text:p>Elements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Select Sort</text:p>
          </table:table-cell>
          <table:table-cell office:value-type="string">
            <text:p>Insert Sort</text:p>
          </table:table-cell>
          <table:table-cell office:value-type="string">
            <text:p>Shell Sort</text:p>
          </table:table-cell>
          <table:table-cell office:value-type="string">
            <text:p>Quick Sort</text:p>
          </table:table-cell>
          <table:table-cell table:number-columns-repeated="22"/>
        </table:table-row>
        <table:table-row table:style-name="ro1">
          <table:table-cell office:value-type="string">
            <text:p>Random Array</text:p>
          </table:table-cell>
          <table:table-cell office:value-type="float" office:value="1039.06">
            <text:p>1039.06</text:p>
          </table:table-cell>
          <table:table-cell office:value-type="float" office:value="1201.3">
            <text:p>1201.3</text:p>
          </table:table-cell>
          <table:table-cell office:value-type="float" office:value="0.37">
            <text:p>0.37</text:p>
          </table:table-cell>
          <table:table-cell office:value-type="float" office:value="0.156">
            <text:p>0.156</text:p>
          </table:table-cell>
          <table:table-cell table:number-columns-repeated="22"/>
        </table:table-row>
        <table:table-row table:style-name="ro1">
          <table:table-cell office:value-type="string">
            <text:p>Ascending Array</text:p>
          </table:table-cell>
          <table:table-cell office:value-type="float" office:value="1191.7">
            <text:p>1191.7</text:p>
          </table:table-cell>
          <table:table-cell office:value-type="float" office:value="0.06">
            <text:p>0.06</text:p>
          </table:table-cell>
          <table:table-cell office:value-type="float" office:value="0.064">
            <text:p>0.064</text:p>
          </table:table-cell>
          <table:table-cell office:value-type="float" office:value="0.038">
            <text:p>0.038</text:p>
          </table:table-cell>
          <table:table-cell table:number-columns-repeated="22"/>
        </table:table-row>
        <table:table-row table:style-name="ro1">
          <table:table-cell office:value-type="string">
            <text:p>Descending Array</text:p>
          </table:table-cell>
          <table:table-cell office:value-type="float" office:value="1191.7">
            <text:p>1191.7</text:p>
          </table:table-cell>
          <table:table-cell office:value-type="float" office:value="2081.8">
            <text:p>2081.8</text:p>
          </table:table-cell>
          <table:table-cell office:value-type="float" office:value="0.097">
            <text:p>0.097</text:p>
          </table:table-cell>
          <table:table-cell office:value-type="float" office:value="0.043">
            <text:p>0.043</text:p>
          </table:table-cell>
          <table:table-cell table:number-columns-repeated="22"/>
        </table:table-row>
        <table:table-row table:style-name="ro1">
          <table:table-cell>
            <draw:frame table:end-cell-address="Sheet1.K34" table:end-x="0.252in" table:end-y="0.0839in" draw:z-index="0" draw:style-name="gr1" draw:text-style-name="P1" svg:width="9.4169in" svg:height="4.6673in" svg:x="0.0004in" svg:y="0.0394in">
              <draw:object draw:notify-on-update-of-ranges="Sheet1.A4:Sheet1.A4 Sheet1.A5:Sheet1.A7 Sheet1.B4:Sheet1.B4 Sheet1.B5:Sheet1.B7 Sheet1.C4:Sheet1.C4 Sheet1.C5:Sheet1.C7 Sheet1.D4:Sheet1.D4 Sheet1.D5:Sheet1.D7 Sheet1.E4:Sheet1.E4 Sheet1.E5:Sheet1.E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>
            <draw:frame table:end-cell-address="Sheet1.R29" table:end-x="0.3063in" table:end-y="0.0114in" draw:z-index="2" draw:style-name="gr1" draw:text-style-name="P1" svg:width="6.2339in" svg:height="3.6748in" svg:x="0.2957in" svg:y="0.0705in">
              <draw:object draw:notify-on-update-of-ranges="Sheet1.B4:Sheet1.E4 Sheet1.A5:Sheet1.A5 Sheet1.B5:Sheet1.E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table:end-cell-address="Sheet1.Z28" table:end-x="0.1591in" table:end-y="0.1622in" draw:z-index="3" draw:style-name="gr1" draw:text-style-name="P1" svg:width="6.2988in" svg:height="3.5429in" svg:x="0.0835in" svg:y="0.1752in">
              <draw:object draw:notify-on-update-of-ranges="Sheet1.B4:Sheet1.E4 Sheet1.A6:Sheet1.A6 Sheet1.B6:Sheet1.E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26"/>
          <table:table-cell>
            <draw:frame table:end-cell-address="Sheet1.AH29" table:end-x="0.1043in" table:end-y="0.0362in" draw:z-index="4" draw:style-name="gr1" draw:text-style-name="P1" svg:width="6.2988in" svg:height="3.5429in" svg:x="0.0287in" svg:y="0.0496in">
              <draw:object draw:notify-on-update-of-ranges="Sheet1.B4:Sheet1.E4 Sheet1.A7:Sheet1.A7 Sheet1.B7:Sheet1.E7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 table:number-rows-repeated="29">
          <table:table-cell table:number-columns-repeated="27"/>
        </table:table-row>
        <table:table-row table:style-name="ro2">
          <table:table-cell table:number-columns-repeated="2"/>
          <table:table-cell table:style-name="ce1" office:value-type="float" office:value="500000">
            <text:p>500000</text:p>
          </table:table-cell>
          <table:table-cell table:style-name="ce2" office:value-type="string">
            <text:p>Elements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Select Sort</text:p>
          </table:table-cell>
          <table:table-cell office:value-type="string">
            <text:p>Insert Sort</text:p>
          </table:table-cell>
          <table:table-cell office:value-type="string">
            <text:p>Shell Sort</text:p>
          </table:table-cell>
          <table:table-cell office:value-type="string">
            <text:p>Quick Sort</text:p>
          </table:table-cell>
          <table:table-cell table:number-columns-repeated="22"/>
        </table:table-row>
        <table:table-row table:style-name="ro1">
          <table:table-cell office:value-type="string">
            <text:p>Random Array</text:p>
          </table:table-cell>
          <table:table-cell office:value-type="float" office:value="262.18">
            <text:p>262.18</text:p>
          </table:table-cell>
          <table:table-cell office:value-type="float" office:value="176.68">
            <text:p>176.68</text:p>
          </table:table-cell>
          <table:table-cell office:value-type="float" office:value="0.16">
            <text:p>0.16</text:p>
          </table:table-cell>
          <table:table-cell office:value-type="float" office:value="0.08">
            <text:p>0.08</text:p>
          </table:table-cell>
          <table:table-cell table:number-columns-repeated="22"/>
        </table:table-row>
        <table:table-row table:style-name="ro1">
          <table:table-cell office:value-type="string">
            <text:p>Ascending Array</text:p>
          </table:table-cell>
          <table:table-cell office:value-type="float" office:value="269.7">
            <text:p>269.7</text:p>
          </table:table-cell>
          <table:table-cell office:value-type="float" office:value="0.003">
            <text:p>0.003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table:number-columns-repeated="22"/>
        </table:table-row>
        <table:table-row table:style-name="ro1">
          <table:table-cell office:value-type="string">
            <text:p>Descending Array</text:p>
          </table:table-cell>
          <table:table-cell office:value-type="float" office:value="308.55">
            <text:p>308.55</text:p>
          </table:table-cell>
          <table:table-cell office:value-type="float" office:value="360.03">
            <text:p>360.03</text:p>
          </table:table-cell>
          <table:table-cell office:value-type="float" office:value="0.045">
            <text:p>0.045</text:p>
          </table:table-cell>
          <table:table-cell office:value-type="float" office:value="0.02">
            <text:p>0.02</text:p>
          </table:table-cell>
          <table:table-cell table:number-columns-repeated="22"/>
        </table:table-row>
        <table:table-row table:style-name="ro1">
          <table:table-cell>
            <draw:frame table:end-cell-address="Sheet1.K72" table:end-x="0.1091in" table:end-y="0.0638in" draw:z-index="1" draw:name="xd" draw:style-name="gr2" draw:text-style-name="P1" svg:width="9.2744in" svg:height="4.972in" svg:x="0in" svg:y="0.0705in">
              <draw:object draw:notify-on-update-of-ranges="Sheet1.A41:Sheet1.A43 Sheet1.B40:Sheet1.B40 Sheet1.B41:Sheet1.B43 Sheet1.C40:Sheet1.C40 Sheet1.C41:Sheet1.C43 Sheet1.D40:Sheet1.D40 Sheet1.D41:Sheet1.D43 Sheet1.E40:Sheet1.E40 Sheet1.E41:Sheet1.E4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  <svg:title>12</svg:title>
              <svg:desc>12</svg:desc>
            </draw:frame>
          </table:table-cell>
          <table:table-cell table:number-columns-repeated="9"/>
          <table:table-cell>
            <draw:frame table:end-cell-address="Sheet1.R64" table:end-x="0.5106in" table:end-y="0.1307in" draw:z-index="5" draw:style-name="gr1" draw:text-style-name="P1" svg:width="6.2988in" svg:height="3.5429in" svg:x="0.435in" svg:y="0.1441in">
              <draw:object draw:notify-on-update-of-ranges="Sheet1.B40:Sheet1.E40 Sheet1.A41:Sheet1.A41 Sheet1.B41:Sheet1.E4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>
            <draw:frame table:end-cell-address="Sheet1.Z64" table:end-x="0.2906in" table:end-y="0.0579in" draw:z-index="6" draw:style-name="gr1" draw:text-style-name="P1" svg:width="6.2988in" svg:height="3.5429in" svg:x="0.215in" svg:y="0.0713in">
              <draw:object draw:notify-on-update-of-ranges="Sheet1.B40:Sheet1.E40 Sheet1.A42:Sheet1.A42 Sheet1.B42:Sheet1.E42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>
            <draw:frame table:end-cell-address="Sheet1.AH64" table:end-x="0.2252in" table:end-y="0.1413in" draw:z-index="7" draw:style-name="gr1" draw:text-style-name="P1" svg:width="6.2988in" svg:height="3.5429in" svg:x="0.1496in" svg:y="0.1547in">
              <draw:object draw:notify-on-update-of-ranges="Sheet1.B40:Sheet1.E40 Sheet1.A43:Sheet1.A43 Sheet1.B43:Sheet1.E43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 table:number-rows-repeated="32">
          <table:table-cell table:number-columns-repeated="27"/>
        </table:table-row>
        <table:table-row table:style-name="ro2">
          <table:table-cell table:style-name="ce1" office:value-type="string">
            <text:p>Παρακάτω φαίνεται το αποτέλεσμα του προγράμματος για πίνακα 100000 στοιχείων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Give the Array size to sort : 100000</text:p>
          </table:table-cell>
          <table:table-cell table:number-columns-repeated="26"/>
        </table:table-row>
        <table:table-row table:style-name="ro1">
          <table:table-cell office:value-type="string">
            <text:p>Initiallising random array...</text:p>
          </table:table-cell>
          <table:table-cell table:number-columns-repeated="26"/>
        </table:table-row>
        <table:table-row table:style-name="ro1">
          <table:table-cell office:value-type="string">
            <text:p>Select sort...DONE!</text:p>
          </table:table-cell>
          <table:table-cell table:number-columns-repeated="26"/>
        </table:table-row>
        <table:table-row table:style-name="ro1">
          <table:table-cell office:value-type="string">
            <text:p>Insert sort...(comparisons:694098718)</text:p>
          </table:table-cell>
          <table:table-cell table:number-columns-repeated="26"/>
        </table:table-row>
        <table:table-row table:style-name="ro1">
          <table:table-cell office:value-type="string">
            <text:p>DONE!</text:p>
          </table:table-cell>
          <table:table-cell table:number-columns-repeated="26"/>
        </table:table-row>
        <table:table-row table:style-name="ro1">
          <table:table-cell office:value-type="string">
            <text:p>Shell sort...DONE!</text:p>
          </table:table-cell>
          <table:table-cell table:number-columns-repeated="26"/>
        </table:table-row>
        <table:table-row table:style-name="ro1">
          <table:table-cell office:value-type="string">
            <text:p>Quick sort...DONE!</text:p>
          </table:table-cell>
          <table:table-cell table:number-columns-repeated="26"/>
        </table:table-row>
        <table:table-row table:style-name="ro1">
          <table:table-cell office:value-type="string">
            <text:p>Converting to Ascending Array...</text:p>
          </table:table-cell>
          <table:table-cell table:number-columns-repeated="26"/>
        </table:table-row>
        <table:table-row table:style-name="ro1">
          <table:table-cell office:value-type="string">
            <text:p>Select sort...DONE!</text:p>
          </table:table-cell>
          <table:table-cell table:number-columns-repeated="26"/>
        </table:table-row>
        <table:table-row table:style-name="ro1">
          <table:table-cell office:value-type="string">
            <text:p>Insert sort...(comparisons:0)</text:p>
          </table:table-cell>
          <table:table-cell table:number-columns-repeated="26"/>
        </table:table-row>
        <table:table-row table:style-name="ro1">
          <table:table-cell office:value-type="string">
            <text:p>DONE!</text:p>
          </table:table-cell>
          <table:table-cell table:number-columns-repeated="26"/>
        </table:table-row>
        <table:table-row table:style-name="ro1">
          <table:table-cell office:value-type="string">
            <text:p>Shell sort...DONE!</text:p>
          </table:table-cell>
          <table:table-cell table:number-columns-repeated="26"/>
        </table:table-row>
        <table:table-row table:style-name="ro1">
          <table:table-cell office:value-type="string">
            <text:p>Quick sort...DONE!</text:p>
          </table:table-cell>
          <table:table-cell table:number-columns-repeated="26"/>
        </table:table-row>
        <table:table-row table:style-name="ro1">
          <table:table-cell office:value-type="string">
            <text:p>Converting to Descending Array...</text:p>
          </table:table-cell>
          <table:table-cell table:number-columns-repeated="26"/>
        </table:table-row>
        <table:table-row table:style-name="ro1">
          <table:table-cell office:value-type="string">
            <text:p>Select sort...DONE!</text:p>
          </table:table-cell>
          <table:table-cell table:number-columns-repeated="26"/>
        </table:table-row>
        <table:table-row table:style-name="ro1">
          <table:table-cell office:value-type="string">
            <text:p>Insert sort...(comparisons:1409965406)</text:p>
          </table:table-cell>
          <table:table-cell table:number-columns-repeated="26"/>
        </table:table-row>
        <table:table-row table:style-name="ro1">
          <table:table-cell office:value-type="string">
            <text:p>DONE!</text:p>
          </table:table-cell>
          <table:table-cell table:number-columns-repeated="26"/>
        </table:table-row>
        <table:table-row table:style-name="ro1">
          <table:table-cell office:value-type="string">
            <text:p>Shell sort...DONE!</text:p>
          </table:table-cell>
          <table:table-cell table:number-columns-repeated="26"/>
        </table:table-row>
        <table:table-row table:style-name="ro1">
          <table:table-cell office:value-type="string">
            <text:p>Quick sort...DONE!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-----------------------------------</text:p>
          </table:table-cell>
          <table:table-cell table:number-columns-repeated="26"/>
        </table:table-row>
        <table:table-row table:style-name="ro1">
          <table:table-cell office:value-type="string">
            <text:p>Original Array sorting times:</text:p>
          </table:table-cell>
          <table:table-cell table:number-columns-repeated="26"/>
        </table:table-row>
        <table:table-row table:style-name="ro1">
          <table:table-cell office:value-type="string">
            <text:p>Select: 10.405000 (number of comparisons : 704982704)</text:p>
          </table:table-cell>
          <table:table-cell table:number-columns-repeated="26"/>
        </table:table-row>
        <table:table-row table:style-name="ro1">
          <table:table-cell office:value-type="string">
            <text:p>Insert: 9.556000</text:p>
          </table:table-cell>
          <table:table-cell table:number-columns-repeated="26"/>
        </table:table-row>
        <table:table-row table:style-name="ro1">
          <table:table-cell office:value-type="string">
            <text:p>Shell: 0.026000</text:p>
          </table:table-cell>
          <table:table-cell table:number-columns-repeated="26"/>
        </table:table-row>
        <table:table-row table:style-name="ro1">
          <table:table-cell office:value-type="string">
            <text:p>Quick: 0.014000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Ascending Array sorting times:</text:p>
          </table:table-cell>
          <table:table-cell table:number-columns-repeated="26"/>
        </table:table-row>
        <table:table-row table:style-name="ro1">
          <table:table-cell office:value-type="string">
            <text:p>Select: 10.412000 (number of comparisons : 704982704)</text:p>
          </table:table-cell>
          <table:table-cell table:number-columns-repeated="26"/>
        </table:table-row>
        <table:table-row table:style-name="ro1">
          <table:table-cell office:value-type="string">
            <text:p>Insert: 0.001000</text:p>
          </table:table-cell>
          <table:table-cell table:number-columns-repeated="26"/>
        </table:table-row>
        <table:table-row table:style-name="ro1">
          <table:table-cell office:value-type="string">
            <text:p>Shell: 0.006000</text:p>
          </table:table-cell>
          <table:table-cell table:number-columns-repeated="26"/>
        </table:table-row>
        <table:table-row table:style-name="ro1">
          <table:table-cell office:value-type="string">
            <text:p>Quick: 0.003000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Descending Array sorting times:</text:p>
          </table:table-cell>
          <table:table-cell table:number-columns-repeated="26"/>
        </table:table-row>
        <table:table-row table:style-name="ro1">
          <table:table-cell office:value-type="string">
            <text:p>Select: 11.725000 (number of comparisons : 704982704)</text:p>
          </table:table-cell>
          <table:table-cell table:number-columns-repeated="26"/>
        </table:table-row>
        <table:table-row table:style-name="ro1">
          <table:table-cell office:value-type="string">
            <text:p>Insert: 19.290001</text:p>
          </table:table-cell>
          <table:table-cell table:number-columns-repeated="26"/>
        </table:table-row>
        <table:table-row table:style-name="ro1">
          <table:table-cell office:value-type="string">
            <text:p>Shell: 0.008000</text:p>
          </table:table-cell>
          <table:table-cell table:number-columns-repeated="26"/>
        </table:table-row>
        <table:table-row table:style-name="ro1">
          <table:table-cell office:value-type="string">
            <text:p>Quick: 0.004000</text:p>
          </table:table-cell>
          <table:table-cell table:number-columns-repeated="26"/>
        </table:table-row>
        <table:table-row table:style-name="ro1">
          <table:table-cell office:value-type="string">
            <text:p>-----------------------------------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The results have been printed to a file called TIMES.txt in the excecution folder...</text:p>
          </table:table-cell>
          <table:table-cell table:number-columns-repeated="26"/>
        </table:table-row>
        <table:table-row table:style-name="ro1">
          <table:table-cell office:value-type="string">
            <text:p>Results have been rewritten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Όσον αφορά την χρονική πολυπλοκότητα μπορούμε να βγάλουμε το εξής συμπέρασμα :</text:p>
          </table:table-cell>
          <table:table-cell table:number-columns-repeated="26"/>
        </table:table-row>
        <table:table-row table:style-name="ro1">
          <table:table-cell office:value-type="string">
            <text:p>-Η Select sort καθε φορα κανει τον ίδιο αριθμό συγκρίσεων οποιαδήποτε και αν είναι η σειρά του πίνακα </text:p>
          </table:table-cell>
          <table:table-cell table:number-columns-repeated="26"/>
        </table:table-row>
        <table:table-row table:style-name="ro1">
          <table:table-cell office:value-type="string">
            <text:p>-Η Insert sort είναι διαφορετική για κάθε περίπτωση</text:p>
          </table:table-cell>
          <table:table-cell table:number-columns-repeated="2"/>
          <table:table-cell office:value-type="string">
            <text:p>τωση.Οταν ο πίνακας ειναι σε τυχαία σειρά κανει συγκρίσεις και αλλάζει θέση τα στοιχεία του πίνακα μόνο οταν χρειάζεται.Οταν</text:p>
          </table:table-cell>
          <table:table-cell table:number-columns-repeated="23"/>
        </table:table-row>
        <table:table-row table:style-name="ro1">
          <table:table-cell office:value-type="string">
            <text:p>ο πίνακας ειναι σε αύξουσα σειρά δεν χρείαζεται να κάνει καμία σύσκριση ούτε αλλαγή θέσεων καθώς ο πίνακας ειναι είδη ταξινομημένος.Τέλος οταν ο πίνακς είναι σε φθήνουσα</text:p>
          </table:table-cell>
          <table:table-cell table:number-columns-repeated="26"/>
        </table:table-row>
        <table:table-row table:style-name="ro1">
          <table:table-cell office:value-type="string">
            <text:p>σείρα κάνει και πάλι μόνο τις αναγκαίες συγκρίσεις.</text:p>
          </table:table-cell>
          <table:table-cell table:number-columns-repeated="26"/>
        </table:table-row>
        <table:table-row table:style-name="ro1" table:number-rows-repeated="4">
          <table:table-cell table:number-columns-repeated="27"/>
        </table:table-row>
        <table:table-row table:style-name="ro1">
          <table:table-cell office:value-type="string">
            <text:p>-Γαρουφαλιάς Κωνσταντίνος-Μάριος 19121</text:p>
          </table:table-cell>
          <table:table-cell table:number-columns-repeated="2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3">01/03/2021</text:date>, <text:time>15:0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2T16:24:06.18</meta:creation-date>
    <dc:date>2021-01-03T15:03:53.78</dc:date>
    <meta:editing-duration>PT30M15S</meta:editing-duration>
    <meta:editing-cycles>3</meta:editing-cycles>
    <meta:generator>OpenOffice/4.1.7$Win32 OpenOffice.org_project/417m1$Build-9800</meta:generator>
    <meta:document-statistic meta:table-count="3" meta:cell-count="8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92cm" svg:height="11.856cm" xlink:href="." xlink:type="simple" chart:class="chart:bar" chart:style-name="ch1">
        <chart:legend chart:legend-position="end" svg:x="21.445cm" svg:y="4.83cm" style:legend-expansion="high" chart:style-name="ch2"/>
        <chart:plot-area chart:style-name="ch3" chart:data-source-has-labels="both" svg:x="2.125cm" svg:y="0.923cm" svg:width="17.319cm" svg:height="9.89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2.967cm" svg:y="0.923cm" svg:width="16.628cm" svg:height="9.22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series chart:style-name="ch10" chart:values-cell-range-address="local-table.$E$2:.$E$4" chart:label-cell-address="local-table.$E$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 Sort</text:p>
              </table:table-cell>
              <table:table-cell office:value-type="string">
                <text:p>Insert Sort</text:p>
              </table:table-cell>
              <table:table-cell office:value-type="string">
                <text:p>Shell Sort</text:p>
              </table:table-cell>
              <table:table-cell office:value-type="string">
                <text:p>Quick Sort</text:p>
              </table:table-cell>
            </table:table-row>
          </table:table-header-rows>
          <table:table-rows>
            <table:table-row>
              <table:table-cell office:value-type="string">
                <text:p>Random Array</text:p>
              </table:table-cell>
              <table:table-cell office:value-type="float" office:value="1039.06">
                <text:p>1039.06</text:p>
              </table:table-cell>
              <table:table-cell office:value-type="float" office:value="1201.3">
                <text:p>1201.3</text:p>
              </table:table-cell>
              <table:table-cell office:value-type="float" office:value="0.37">
                <text:p>0.37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Ascending Array</text:p>
              </table:table-cell>
              <table:table-cell office:value-type="float" office:value="1191.7">
                <text:p>1191.7</text:p>
              </table:table-cell>
              <table:table-cell office:value-type="float" office:value="0.06">
                <text:p>0.06</text:p>
              </table:table-cell>
              <table:table-cell office:value-type="float" office:value="0.064">
                <text:p>0.064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Descending Array</text:p>
              </table:table-cell>
              <table:table-cell office:value-type="float" office:value="1191.7">
                <text:p>1191.7</text:p>
              </table:table-cell>
              <table:table-cell office:value-type="float" office:value="2081.8">
                <text:p>2081.8</text:p>
              </table:table-cell>
              <table:table-cell office:value-type="float" office:value="0.097">
                <text:p>0.097</text:p>
              </table:table-cell>
              <table:table-cell office:value-type="float" office:value="0.043">
                <text:p>0.0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10pt" style:font-size-asian="10pt" style:font-size-complex="10pt"/>
    </style:style>
    <style:style style:name="ch8" style:family="chart" style:data-style-name="N0">
      <style:graphic-properties draw:fill-color="#ff420e"/>
      <style:text-properties fo:font-size="10pt" style:font-size-asian="10pt" style:font-size-complex="10pt"/>
    </style:style>
    <style:style style:name="ch9" style:family="chart" style:data-style-name="N0">
      <style:graphic-properties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558cm" svg:height="12.63cm" xlink:href=".." xlink:type="simple" chart:class="chart:bar" chart:style-name="ch1">
        <chart:legend chart:legend-position="end" svg:x="21.083cm" svg:y="5.217cm" style:legend-expansion="high" chart:style-name="ch2"/>
        <chart:plot-area chart:style-name="ch3" table:cell-range-address="Sheet1.A41:Sheet1.E43 Sheet1.B40:Sheet1.E40" chart:data-source-has-labels="both" svg:x="1.564cm" svg:y="1.233cm" svg:width="17.128cm" svg:height="10.49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2.21cm" svg:y="1.233cm" svg:width="16.644cm" svg:height="9.82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41:Sheet1.A4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41:Sheet1.B43" chart:label-cell-address="Sheet1.B40:Sheet1.B40" chart:class="chart:bar">
            <chart:data-point chart:repeated="3"/>
          </chart:series>
          <chart:series chart:style-name="ch8" chart:values-cell-range-address="Sheet1.C41:Sheet1.C43" chart:label-cell-address="Sheet1.C40:Sheet1.C40" chart:class="chart:bar">
            <chart:data-point chart:repeated="3"/>
          </chart:series>
          <chart:series chart:style-name="ch9" chart:values-cell-range-address="Sheet1.D41:Sheet1.D43" chart:label-cell-address="Sheet1.D40:Sheet1.D40" chart:class="chart:bar">
            <chart:data-point chart:repeated="3"/>
          </chart:series>
          <chart:series chart:style-name="ch10" chart:values-cell-range-address="Sheet1.E41:Sheet1.E43" chart:label-cell-address="Sheet1.E40:Sheet1.E4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 Sort</text:p>
                <draw:g>
                  <svg:desc>Sheet1.B40:Sheet1.B40</svg:desc>
                </draw:g>
              </table:table-cell>
              <table:table-cell office:value-type="string">
                <text:p>Insert Sort</text:p>
                <draw:g>
                  <svg:desc>Sheet1.C40:Sheet1.C40</svg:desc>
                </draw:g>
              </table:table-cell>
              <table:table-cell office:value-type="string">
                <text:p>Shell Sort</text:p>
                <draw:g>
                  <svg:desc>Sheet1.D40:Sheet1.D40</svg:desc>
                </draw:g>
              </table:table-cell>
              <table:table-cell office:value-type="string">
                <text:p>Quick Sort</text:p>
                <draw:g>
                  <svg:desc>Sheet1.E40:Sheet1.E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 Array</text:p>
                <draw:g>
                  <svg:desc>Sheet1.A41:Sheet1.A43</svg:desc>
                </draw:g>
              </table:table-cell>
              <table:table-cell office:value-type="float" office:value="262.18">
                <text:p>262.18</text:p>
                <draw:g>
                  <svg:desc>Sheet1.B41:Sheet1.B43</svg:desc>
                </draw:g>
              </table:table-cell>
              <table:table-cell office:value-type="float" office:value="176.68">
                <text:p>176.68</text:p>
                <draw:g>
                  <svg:desc>Sheet1.C41:Sheet1.C43</svg:desc>
                </draw:g>
              </table:table-cell>
              <table:table-cell office:value-type="float" office:value="0.16">
                <text:p>0.16</text:p>
                <draw:g>
                  <svg:desc>Sheet1.D41:Sheet1.D43</svg:desc>
                </draw:g>
              </table:table-cell>
              <table:table-cell office:value-type="float" office:value="0.08">
                <text:p>0.08</text:p>
                <draw:g>
                  <svg:desc>Sheet1.E41:Sheet1.E43</svg:desc>
                </draw:g>
              </table:table-cell>
            </table:table-row>
            <table:table-row>
              <table:table-cell office:value-type="string">
                <text:p>Ascending Array</text:p>
              </table:table-cell>
              <table:table-cell office:value-type="float" office:value="269.7">
                <text:p>269.7</text:p>
              </table:table-cell>
              <table:table-cell office:value-type="float" office:value="0.003">
                <text:p>0.003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Descending Array</text:p>
              </table:table-cell>
              <table:table-cell office:value-type="float" office:value="308.55">
                <text:p>308.55</text:p>
              </table:table-cell>
              <table:table-cell office:value-type="float" office:value="360.03">
                <text:p>360.03</text:p>
              </table:table-cell>
              <table:table-cell office:value-type="float" office:value="0.045">
                <text:p>0.045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35cm" svg:height="9.335cm" xlink:href=".." xlink:type="simple" chart:class="chart:bar" chart:style-name="ch1">
        <chart:legend chart:legend-position="end" svg:x="12.884cm" svg:y="4.355cm" style:legend-expansion="high" chart:style-name="ch2"/>
        <chart:plot-area chart:style-name="ch3" table:cell-range-address="Sheet1.B4:Sheet1.E5 Sheet1.A5:Sheet1.A5" chart:data-source-has-labels="both" svg:x="2.069cm" svg:y="1.245cm" svg:width="10.861cm" svg:height="7.98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024cm" svg:y="1.245cm" svg:width="9.943cm" svg:height="7.31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4:Sheet1.E4"/>
          </chart:axis>
          <chart:axis chart:dimension="y" chart:name="primary-y" chart:style-name="ch5">
            <chart:title svg:x="1.166cm" svg:y="6.407cm" chart:style-name="ch6">
              <text:p>Time(seconds)</text:p>
            </chart:title>
          </chart:axis>
          <chart:axis chart:dimension="z" chart:name="primary-z" chart:style-name="ch4"/>
          <chart:series chart:style-name="ch7" chart:values-cell-range-address="Sheet1.B5:Sheet1.E5" chart:label-cell-address="Sheet1.A5:Sheet1.A5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 Sort</text:p>
                <draw:g>
                  <svg:desc>Sheet1.B4:Sheet1.E4</svg:desc>
                </draw:g>
              </table:table-cell>
              <table:table-cell office:value-type="string">
                <text:p>Insert Sort</text:p>
              </table:table-cell>
              <table:table-cell office:value-type="string">
                <text:p>Shell Sort</text:p>
              </table:table-cell>
              <table:table-cell office:value-type="string">
                <text:p>Quick Sort</text:p>
              </table:table-cell>
            </table:table-row>
          </table:table-header-rows>
          <table:table-rows>
            <table:table-row>
              <table:table-cell office:value-type="string">
                <text:p>Random Array</text:p>
                <draw:g>
                  <svg:desc>Sheet1.A5:Sheet1.A5</svg:desc>
                </draw:g>
              </table:table-cell>
              <table:table-cell office:value-type="float" office:value="1039.06">
                <text:p>1039.06</text:p>
                <draw:g>
                  <svg:desc>Sheet1.B5:Sheet1.E5</svg:desc>
                </draw:g>
              </table:table-cell>
              <table:table-cell office:value-type="float" office:value="1201.3">
                <text:p>1201.3</text:p>
              </table:table-cell>
              <table:table-cell office:value-type="float" office:value="0.37">
                <text:p>0.37</text:p>
              </table:table-cell>
              <table:table-cell office:value-type="float" office:value="0.156">
                <text:p>0.1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05cm" svg:y="4.188cm" style:legend-expansion="high" chart:style-name="ch2"/>
        <chart:plot-area chart:style-name="ch3" table:cell-range-address="Sheet1.B4:Sheet1.E4 Sheet1.A6:Sheet1.E6" chart:data-source-has-labels="both" svg:x="1.358cm" svg:y="0.675cm" svg:width="10.707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5cm" svg:y="0.675cm" svg:width="9.685cm" svg:height="7.0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4:Sheet1.E4"/>
          </chart:axis>
          <chart:axis chart:dimension="y" chart:name="primary-y" chart:style-name="ch5">
            <chart:title svg:x="0.451cm" svg:y="5.706cm" chart:style-name="ch6">
              <text:p>Time(seconds)</text:p>
            </chart:title>
            <chart:grid chart:style-name="ch7" chart:class="major"/>
          </chart:axis>
          <chart:axis chart:dimension="z" chart:name="primary-z" chart:style-name="ch4"/>
          <chart:series chart:style-name="ch8" chart:values-cell-range-address="Sheet1.B6:Sheet1.E6" chart:label-cell-address="Sheet1.A6:Sheet1.A6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 Sort</text:p>
                <draw:g>
                  <svg:desc>Sheet1.B4:Sheet1.E4</svg:desc>
                </draw:g>
              </table:table-cell>
              <table:table-cell office:value-type="string">
                <text:p>Insert Sort</text:p>
              </table:table-cell>
              <table:table-cell office:value-type="string">
                <text:p>Shell Sort</text:p>
              </table:table-cell>
              <table:table-cell office:value-type="string">
                <text:p>Quick Sort</text:p>
              </table:table-cell>
            </table:table-row>
          </table:table-header-rows>
          <table:table-rows>
            <table:table-row>
              <table:table-cell office:value-type="string">
                <text:p>Ascending Array</text:p>
                <draw:g>
                  <svg:desc>Sheet1.A6:Sheet1.A6</svg:desc>
                </draw:g>
              </table:table-cell>
              <table:table-cell office:value-type="float" office:value="1191.7">
                <text:p>1191.7</text:p>
                <draw:g>
                  <svg:desc>Sheet1.B6:Sheet1.E6</svg:desc>
                </draw:g>
              </table:table-cell>
              <table:table-cell office:value-type="float" office:value="0.06">
                <text:p>0.06</text:p>
              </table:table-cell>
              <table:table-cell office:value-type="float" office:value="0.064">
                <text:p>0.064</text:p>
              </table:table-cell>
              <table:table-cell office:value-type="float" office:value="0.038">
                <text:p>0.0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2cm" svg:y="4.188cm" style:legend-expansion="high" chart:style-name="ch2"/>
        <chart:plot-area chart:style-name="ch3" table:cell-range-address="Sheet1.B4:Sheet1.E4 Sheet1.A7:Sheet1.E7" chart:data-source-has-labels="both" svg:x="1.358cm" svg:y="0.675cm" svg:width="10.522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95cm" svg:y="0.675cm" svg:width="9.439cm" svg:height="7.05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4:Sheet1.E4"/>
          </chart:axis>
          <chart:axis chart:dimension="y" chart:name="primary-y" chart:style-name="ch5">
            <chart:title svg:x="0.451cm" svg:y="5.706cm" chart:style-name="ch6">
              <text:p>Time(seconds)</text:p>
            </chart:title>
            <chart:grid chart:style-name="ch7" chart:class="major"/>
          </chart:axis>
          <chart:axis chart:dimension="z" chart:name="primary-z" chart:style-name="ch4"/>
          <chart:series chart:style-name="ch8" chart:values-cell-range-address="Sheet1.B7:Sheet1.E7" chart:label-cell-address="Sheet1.A7:Sheet1.A7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 Sort</text:p>
                <draw:g>
                  <svg:desc>Sheet1.B4:Sheet1.E4</svg:desc>
                </draw:g>
              </table:table-cell>
              <table:table-cell office:value-type="string">
                <text:p>Insert Sort</text:p>
              </table:table-cell>
              <table:table-cell office:value-type="string">
                <text:p>Shell Sort</text:p>
              </table:table-cell>
              <table:table-cell office:value-type="string">
                <text:p>Quick Sort</text:p>
              </table:table-cell>
            </table:table-row>
          </table:table-header-rows>
          <table:table-rows>
            <table:table-row>
              <table:table-cell office:value-type="string">
                <text:p>Descending Array</text:p>
                <draw:g>
                  <svg:desc>Sheet1.A7:Sheet1.A7</svg:desc>
                </draw:g>
              </table:table-cell>
              <table:table-cell office:value-type="float" office:value="1191.7">
                <text:p>1191.7</text:p>
                <draw:g>
                  <svg:desc>Sheet1.B7:Sheet1.E7</svg:desc>
                </draw:g>
              </table:table-cell>
              <table:table-cell office:value-type="float" office:value="2081.8">
                <text:p>2081.8</text:p>
              </table:table-cell>
              <table:table-cell office:value-type="float" office:value="0.097">
                <text:p>0.097</text:p>
              </table:table-cell>
              <table:table-cell office:value-type="float" office:value="0.043">
                <text:p>0.0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4.188cm" style:legend-expansion="high" chart:style-name="ch2"/>
        <chart:plot-area chart:style-name="ch3" table:cell-range-address="Sheet1.B40:Sheet1.E41 Sheet1.A41:Sheet1.A41" chart:data-source-has-labels="both" svg:x="1.358cm" svg:y="0.675cm" svg:width="11.051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15cm" svg:y="0.675cm" svg:width="10.143cm" svg:height="7.0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40:Sheet1.E40"/>
          </chart:axis>
          <chart:axis chart:dimension="y" chart:name="primary-y" chart:style-name="ch5">
            <chart:title svg:x="0.451cm" svg:y="5.706cm" chart:style-name="ch6">
              <text:p>Time(seconds)</text:p>
            </chart:title>
            <chart:grid chart:style-name="ch7" chart:class="major"/>
          </chart:axis>
          <chart:axis chart:dimension="z" chart:name="primary-z" chart:style-name="ch4"/>
          <chart:series chart:style-name="ch8" chart:values-cell-range-address="Sheet1.B41:Sheet1.E41" chart:label-cell-address="Sheet1.A41:Sheet1.A4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 Sort</text:p>
                <draw:g>
                  <svg:desc>Sheet1.B40:Sheet1.E40</svg:desc>
                </draw:g>
              </table:table-cell>
              <table:table-cell office:value-type="string">
                <text:p>Insert Sort</text:p>
              </table:table-cell>
              <table:table-cell office:value-type="string">
                <text:p>Shell Sort</text:p>
              </table:table-cell>
              <table:table-cell office:value-type="string">
                <text:p>Quick Sort</text:p>
              </table:table-cell>
            </table:table-row>
          </table:table-header-rows>
          <table:table-rows>
            <table:table-row>
              <table:table-cell office:value-type="string">
                <text:p>Random Array</text:p>
                <draw:g>
                  <svg:desc>Sheet1.A41:Sheet1.A41</svg:desc>
                </draw:g>
              </table:table-cell>
              <table:table-cell office:value-type="float" office:value="262.18">
                <text:p>262.18</text:p>
                <draw:g>
                  <svg:desc>Sheet1.B41:Sheet1.E41</svg:desc>
                </draw:g>
              </table:table-cell>
              <table:table-cell office:value-type="float" office:value="176.68">
                <text:p>176.68</text:p>
              </table:table-cell>
              <table:table-cell office:value-type="float" office:value="0.16">
                <text:p>0.16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05cm" svg:y="4.188cm" style:legend-expansion="high" chart:style-name="ch2"/>
        <chart:plot-area chart:style-name="ch3" table:cell-range-address="Sheet1.B40:Sheet1.E40 Sheet1.A42:Sheet1.E42" chart:data-source-has-labels="both" svg:x="1.358cm" svg:y="0.675cm" svg:width="10.707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9cm" svg:y="0.675cm" svg:width="9.872cm" svg:height="7.0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40:Sheet1.E40"/>
          </chart:axis>
          <chart:axis chart:dimension="y" chart:name="primary-y" chart:style-name="ch5">
            <chart:title svg:x="0.451cm" svg:y="5.706cm" chart:style-name="ch6">
              <text:p>Time(seconds)</text:p>
            </chart:title>
            <chart:grid chart:style-name="ch7" chart:class="major"/>
          </chart:axis>
          <chart:axis chart:dimension="z" chart:name="primary-z" chart:style-name="ch4"/>
          <chart:series chart:style-name="ch8" chart:values-cell-range-address="Sheet1.B42:Sheet1.E42" chart:label-cell-address="Sheet1.A42:Sheet1.A4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 Sort</text:p>
                <draw:g>
                  <svg:desc>Sheet1.B40:Sheet1.E40</svg:desc>
                </draw:g>
              </table:table-cell>
              <table:table-cell office:value-type="string">
                <text:p>Insert Sort</text:p>
              </table:table-cell>
              <table:table-cell office:value-type="string">
                <text:p>Shell Sort</text:p>
              </table:table-cell>
              <table:table-cell office:value-type="string">
                <text:p>Quick Sort</text:p>
              </table:table-cell>
            </table:table-row>
          </table:table-header-rows>
          <table:table-rows>
            <table:table-row>
              <table:table-cell office:value-type="string">
                <text:p>Ascending Array</text:p>
                <draw:g>
                  <svg:desc>Sheet1.A42:Sheet1.A42</svg:desc>
                </draw:g>
              </table:table-cell>
              <table:table-cell office:value-type="float" office:value="269.7">
                <text:p>269.7</text:p>
                <draw:g>
                  <svg:desc>Sheet1.B42:Sheet1.E42</svg:desc>
                </draw:g>
              </table:table-cell>
              <table:table-cell office:value-type="float" office:value="0.003">
                <text:p>0.003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2cm" svg:y="4.188cm" style:legend-expansion="high" chart:style-name="ch2"/>
        <chart:plot-area chart:style-name="ch3" table:cell-range-address="Sheet1.B40:Sheet1.E40 Sheet1.A43:Sheet1.E43" chart:data-source-has-labels="both" svg:x="1.358cm" svg:y="0.675cm" svg:width="10.522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13cm" svg:y="0.675cm" svg:width="9.618cm" svg:height="7.0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40:Sheet1.E40"/>
          </chart:axis>
          <chart:axis chart:dimension="y" chart:name="primary-y" chart:style-name="ch5">
            <chart:title svg:x="0.451cm" svg:y="5.706cm" chart:style-name="ch6">
              <text:p>Time(seconds)</text:p>
            </chart:title>
            <chart:grid chart:style-name="ch7" chart:class="major"/>
          </chart:axis>
          <chart:axis chart:dimension="z" chart:name="primary-z" chart:style-name="ch4"/>
          <chart:series chart:style-name="ch8" chart:values-cell-range-address="Sheet1.B43:Sheet1.E43" chart:label-cell-address="Sheet1.A43:Sheet1.A43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 Sort</text:p>
                <draw:g>
                  <svg:desc>Sheet1.B40:Sheet1.E40</svg:desc>
                </draw:g>
              </table:table-cell>
              <table:table-cell office:value-type="string">
                <text:p>Insert Sort</text:p>
              </table:table-cell>
              <table:table-cell office:value-type="string">
                <text:p>Shell Sort</text:p>
              </table:table-cell>
              <table:table-cell office:value-type="string">
                <text:p>Quick Sort</text:p>
              </table:table-cell>
            </table:table-row>
          </table:table-header-rows>
          <table:table-rows>
            <table:table-row>
              <table:table-cell office:value-type="string">
                <text:p>Descending Array</text:p>
                <draw:g>
                  <svg:desc>Sheet1.A43:Sheet1.A43</svg:desc>
                </draw:g>
              </table:table-cell>
              <table:table-cell office:value-type="float" office:value="308.55">
                <text:p>308.55</text:p>
                <draw:g>
                  <svg:desc>Sheet1.B43:Sheet1.E43</svg:desc>
                </draw:g>
              </table:table-cell>
              <table:table-cell office:value-type="float" office:value="360.03">
                <text:p>360.03</text:p>
              </table:table-cell>
              <table:table-cell office:value-type="float" office:value="0.045">
                <text:p>0.045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